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Milestones" style:family="table">
      <style:table-properties style:width="6.6958in" fo:margin-left="0in" table:align="left"/>
    </style:style>
    <style:style style:name="Milestones.A" style:family="table-column">
      <style:table-column-properties style:column-width="5.6458in"/>
    </style:style>
    <style:style style:name="Milestones.B" style:family="table-column">
      <style:table-column-properties style:column-width="1.05in"/>
    </style:style>
    <style:style style:name="Milestones.A1" style:family="table-cell">
      <style:table-cell-properties fo:padding="0.0382in" fo:border="none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40pt" fo:font-weight="bold" officeooo:rsid="00081599" style:font-size-asian="40pt" style:font-weight-asian="bold" style:font-size-complex="40pt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Footer">
      <style:text-properties style:font-name="Asul1" fo:font-size="10pt" style:font-size-asian="10pt" style:font-size-complex="10pt"/>
    </style:style>
    <style:style style:name="P7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9" style:family="paragraph" style:parent-style-name="Standard">
      <style:text-properties style:font-name="Asul1"/>
    </style:style>
    <style:style style:name="P10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sul1" fo:font-size="10pt" fo:font-weight="normal" officeooo:rsid="00081599" officeooo:paragraph-rsid="0008159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5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Asul1" fo:font-size="32pt" fo:font-weight="bold" officeooo:rsid="00081599" officeooo:paragraph-rsid="00081599" style:font-size-asian="32pt" style:font-weight-asian="bold" style:font-size-complex="32pt" style:font-weight-complex="bold"/>
    </style:style>
    <style:style style:name="P26" style:family="paragraph" style:parent-style-name="Standard">
      <style:text-properties fo:font-size="14pt" style:font-size-asian="12.25pt" style:font-size-complex="14pt"/>
    </style:style>
    <style:style style:name="P27" style:family="paragraph" style:parent-style-name="Standard">
      <style:text-properties fo:font-size="14pt" fo:font-weight="bold" officeooo:rsid="000a7d03" officeooo:paragraph-rsid="000a7d03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paragraph-rsid="00251468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paragraph-rsid="002c1c34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paragraph-rsid="00464fcd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paragraph-rsid="005b6816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68ea5d" officeooo:paragraph-rsid="0068ea5d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paragraph-rsid="007082de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2cda8c" officeooo:paragraph-rsid="007082de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paragraph-rsid="00497004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1f0e0d" officeooo:paragraph-rsid="001f0e0d" style:font-size-asian="12.25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normal" officeooo:rsid="001f0e0d" officeooo:paragraph-rsid="001f0e0d" style:font-size-asian="12.25pt" style:font-weight-asian="normal" style:font-size-complex="14pt" style:font-weight-complex="normal"/>
    </style:style>
    <style:style style:name="P38" style:family="paragraph" style:parent-style-name="Standard">
      <style:text-properties fo:font-size="10pt" fo:font-weight="normal" officeooo:paragraph-rsid="0020d6e4" style:font-size-asian="8.75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paragraph-rsid="002c1c34" style:font-size-asian="8.75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1f0e0d" officeooo:paragraph-rsid="001f0e0d" style:font-size-asian="8.75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251468" officeooo:paragraph-rsid="00251468" style:font-size-asian="8.75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2538ed" officeooo:paragraph-rsid="002c1c34" style:font-size-asian="8.75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2538ed" officeooo:paragraph-rsid="007082de" style:font-size-asian="8.75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36287e" officeooo:paragraph-rsid="0036287e" style:font-size-asian="8.75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36287e" officeooo:paragraph-rsid="007082de" style:font-size-asian="8.75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officeooo:rsid="0069a822" officeooo:paragraph-rsid="0069a822" style:font-size-asian="8.75pt" style:font-weight-asian="normal" style:font-size-complex="10pt" style:font-weight-complex="normal"/>
    </style:style>
    <style:style style:name="P47" style:family="paragraph" style:parent-style-name="Standard">
      <style:text-properties fo:font-size="10pt" fo:font-weight="normal" officeooo:rsid="0044288b" officeooo:paragraph-rsid="0044288b" style:font-size-asian="8.75pt" style:font-weight-asian="normal" style:font-size-complex="10pt" style:font-weight-complex="normal"/>
    </style:style>
    <style:style style:name="P48" style:family="paragraph" style:parent-style-name="Standard">
      <style:text-properties fo:font-size="10pt" fo:font-weight="normal" officeooo:rsid="0044288b" officeooo:paragraph-rsid="007082de" style:font-size-asian="8.75pt" style:font-weight-asian="normal" style:font-size-complex="10pt" style:font-weight-complex="normal"/>
    </style:style>
    <style:style style:name="P49" style:family="paragraph" style:parent-style-name="Standard">
      <style:text-properties fo:font-size="10pt" fo:font-weight="normal" officeooo:rsid="0044288b" officeooo:paragraph-rsid="00464fcd" style:font-size-asian="8.75pt" style:font-weight-asian="normal" style:font-size-complex="10pt" style:font-weight-complex="normal"/>
    </style:style>
    <style:style style:name="P50" style:family="paragraph" style:parent-style-name="Standard">
      <style:text-properties fo:font-size="10pt" fo:font-weight="normal" officeooo:rsid="00464fcd" officeooo:paragraph-rsid="00464fcd" style:font-size-asian="8.75pt" style:font-weight-asian="normal" style:font-size-complex="10pt" style:font-weight-complex="normal"/>
    </style:style>
    <style:style style:name="P51" style:family="paragraph" style:parent-style-name="Standard">
      <style:text-properties fo:font-size="10pt" fo:font-weight="normal" officeooo:rsid="002c1c34" officeooo:paragraph-rsid="002c1c34" style:font-size-asian="8.75pt" style:font-weight-asian="normal" style:font-size-complex="10pt" style:font-weight-complex="normal"/>
    </style:style>
    <style:style style:name="P52" style:family="paragraph" style:parent-style-name="Standard">
      <style:text-properties fo:font-size="10pt" fo:font-weight="normal" officeooo:rsid="004b8845" officeooo:paragraph-rsid="004b8845" style:font-size-asian="8.75pt" style:font-weight-asian="normal" style:font-size-complex="10pt" style:font-weight-complex="normal"/>
    </style:style>
    <style:style style:name="P53" style:family="paragraph" style:parent-style-name="Standard">
      <style:text-properties fo:font-size="10pt" fo:font-weight="normal" officeooo:rsid="002248e0" officeooo:paragraph-rsid="0020d6e4" style:font-size-asian="8.75pt" style:font-weight-asian="normal" style:font-size-complex="10pt" style:font-weight-complex="normal"/>
    </style:style>
    <style:style style:name="P54" style:family="paragraph" style:parent-style-name="Standard">
      <style:text-properties fo:font-size="10pt" fo:font-weight="normal" officeooo:rsid="002248e0" officeooo:paragraph-rsid="007082de" style:font-size-asian="8.75pt" style:font-weight-asian="normal" style:font-size-complex="10pt" style:font-weight-complex="normal"/>
    </style:style>
    <style:style style:name="P55" style:family="paragraph" style:parent-style-name="Standard">
      <style:text-properties fo:font-size="10pt" fo:font-weight="normal" officeooo:rsid="00400613" officeooo:paragraph-rsid="007082de" style:font-size-asian="8.75pt" style:font-weight-asian="normal" style:font-size-complex="10pt" style:font-weight-complex="normal"/>
    </style:style>
    <style:style style:name="P56" style:family="paragraph" style:parent-style-name="Standard">
      <style:text-properties fo:font-size="10pt" fo:font-weight="normal" officeooo:rsid="0045a9d0" officeooo:paragraph-rsid="007082de" style:font-size-asian="8.75pt" style:font-weight-asian="normal" style:font-size-complex="10pt" style:font-weight-complex="normal"/>
    </style:style>
    <style:style style:name="P57" style:family="paragraph" style:parent-style-name="Standard">
      <style:text-properties fo:font-size="10pt" fo:font-weight="normal" officeooo:rsid="004cc3e7" officeooo:paragraph-rsid="007082de" style:font-size-asian="8.75pt" style:font-weight-asian="normal" style:font-size-complex="10pt" style:font-weight-complex="normal"/>
    </style:style>
    <style:style style:name="P58" style:family="paragraph" style:parent-style-name="Standard">
      <style:text-properties fo:font-size="10pt" fo:font-weight="normal" officeooo:rsid="00482d7f" officeooo:paragraph-rsid="007082de" style:font-size-asian="8.75pt" style:font-weight-asian="normal" style:font-size-complex="10pt" style:font-weight-complex="normal"/>
    </style:style>
    <style:style style:name="P59" style:family="paragraph" style:parent-style-name="Standard">
      <style:text-properties fo:font-size="10pt" fo:font-weight="normal" officeooo:rsid="005dd56c" officeooo:paragraph-rsid="007082de" style:font-size-asian="8.75pt" style:font-weight-asian="normal" style:font-size-complex="10pt" style:font-weight-complex="normal"/>
    </style:style>
    <style:style style:name="P60" style:family="paragraph" style:parent-style-name="Standard">
      <style:text-properties fo:font-size="10pt" fo:font-weight="normal" officeooo:paragraph-rsid="007082de" style:font-size-asian="8.75pt" style:font-weight-asian="normal" style:font-size-complex="10pt" style:font-weight-complex="normal"/>
    </style:style>
    <style:style style:name="P61" style:family="paragraph" style:parent-style-name="Standard">
      <style:text-properties fo:font-size="10pt" fo:font-weight="normal" officeooo:rsid="0055ce7f" officeooo:paragraph-rsid="007082de" style:font-size-asian="8.75pt" style:font-weight-asian="normal" style:font-size-complex="10pt" style:font-weight-complex="normal"/>
    </style:style>
    <style:style style:name="P62" style:family="paragraph" style:parent-style-name="Standard">
      <style:text-properties fo:font-size="10pt" fo:font-weight="normal" officeooo:rsid="00580037" officeooo:paragraph-rsid="007082de" style:font-size-asian="8.75pt" style:font-weight-asian="normal" style:font-size-complex="10pt" style:font-weight-complex="normal"/>
    </style:style>
    <style:style style:name="P63" style:family="paragraph" style:parent-style-name="Standard">
      <style:text-properties fo:font-size="10pt" fo:font-weight="normal" officeooo:rsid="005ae768" officeooo:paragraph-rsid="004b8845" style:font-size-asian="8.75pt" style:font-weight-asian="normal" style:font-size-complex="10pt" style:font-weight-complex="normal"/>
    </style:style>
    <style:style style:name="P64" style:family="paragraph" style:parent-style-name="Standard">
      <style:text-properties fo:font-weight="normal" officeooo:rsid="0064a0cd" officeooo:paragraph-rsid="007082de" style:font-weight-asian="normal" style:font-weight-complex="normal"/>
    </style:style>
    <style:style style:name="P65" style:family="paragraph" style:parent-style-name="Standard">
      <style:text-properties officeooo:rsid="0060a1e7" officeooo:paragraph-rsid="007082de"/>
    </style:style>
    <style:style style:name="P66" style:family="paragraph" style:parent-style-name="Standard">
      <style:text-properties officeooo:rsid="005f34f9" officeooo:paragraph-rsid="007082de"/>
    </style:style>
    <style:style style:name="P67" style:family="paragraph" style:parent-style-name="Standard">
      <style:text-properties officeooo:rsid="00613d2e" officeooo:paragraph-rsid="007082de"/>
    </style:style>
    <style:style style:name="P68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70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Asul1" fo:font-size="10pt" officeooo:rsid="006811d9" officeooo:paragraph-rsid="006811d9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Asul1" fo:font-size="10pt" officeooo:rsid="006d8daa" officeooo:paragraph-rsid="006d8daa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officeooo:rsid="000bab1d" officeooo:paragraph-rsid="000bab1d" style:font-size-complex="14pt"/>
    </style:style>
    <style:style style:name="P75" style:family="paragraph" style:parent-style-name="Table_20_Contents">
      <style:paragraph-properties fo:text-align="end" style:justify-single-word="false"/>
      <style:text-properties officeooo:rsid="000bab1d" officeooo:paragraph-rsid="000bab1d" style:font-size-complex="14pt"/>
    </style:style>
    <style:style style:name="P76" style:family="paragraph" style:parent-style-name="Table_20_Contents">
      <style:text-properties officeooo:rsid="000bab1d" officeooo:paragraph-rsid="0030f9ab" style:font-size-complex="14pt"/>
    </style:style>
    <style:style style:name="P77" style:family="paragraph" style:parent-style-name="Table_20_Contents">
      <style:text-properties officeooo:rsid="00120c7d" officeooo:paragraph-rsid="00120c7d" style:font-size-complex="14pt"/>
    </style:style>
    <style:style style:name="P78" style:family="paragraph" style:parent-style-name="Table_20_Contents">
      <style:text-properties officeooo:rsid="00159f0e" officeooo:paragraph-rsid="00159f0e" style:font-size-complex="14pt"/>
    </style:style>
    <style:style style:name="P79" style:family="paragraph" style:parent-style-name="Table_20_Contents">
      <style:text-properties officeooo:rsid="00395b0e" officeooo:paragraph-rsid="00395b0e" style:font-size-complex="14pt"/>
    </style:style>
    <style:style style:name="P80" style:family="paragraph" style:parent-style-name="Table_20_Contents">
      <style:text-properties officeooo:rsid="0068ea5d" officeooo:paragraph-rsid="0068ea5d" style:font-size-complex="14pt"/>
    </style:style>
    <style:style style:name="P81" style:family="paragraph" style:parent-style-name="Table_20_Contents">
      <style:text-properties officeooo:rsid="0029430b" officeooo:paragraph-rsid="0029430b" style:font-size-complex="14pt"/>
    </style:style>
    <style:style style:name="P82" style:family="paragraph" style:parent-style-name="Table_20_Contents">
      <style:text-properties officeooo:rsid="0038a182" officeooo:paragraph-rsid="0038a182" style:font-size-complex="14pt"/>
    </style:style>
    <style:style style:name="P83" style:family="paragraph" style:parent-style-name="Table_20_Contents">
      <style:text-properties officeooo:rsid="001592f3" officeooo:paragraph-rsid="001592f3" style:font-size-complex="14pt"/>
    </style:style>
    <style:style style:name="P84" style:family="paragraph" style:parent-style-name="Table_20_Contents">
      <style:text-properties officeooo:paragraph-rsid="000bab1d" style:font-size-complex="14pt"/>
    </style:style>
    <style:style style:name="P85" style:family="paragraph" style:parent-style-name="Table_20_Contents">
      <style:text-properties officeooo:rsid="00107166" officeooo:paragraph-rsid="00107166" style:font-size-complex="14pt"/>
    </style:style>
    <style:style style:name="P86" style:family="paragraph" style:parent-style-name="Table_20_Contents">
      <style:text-properties officeooo:rsid="0031a040" officeooo:paragraph-rsid="0031a040" style:font-size-complex="14pt"/>
    </style:style>
    <style:style style:name="P87" style:family="paragraph" style:parent-style-name="Table_20_Contents">
      <style:text-properties officeooo:rsid="000be31f" officeooo:paragraph-rsid="000be31f" style:font-size-complex="14pt"/>
    </style:style>
    <style:style style:name="P88" style:family="paragraph" style:parent-style-name="Table_20_Contents">
      <style:text-properties officeooo:paragraph-rsid="000f87ec" style:font-size-complex="14pt"/>
    </style:style>
    <style:style style:name="P89" style:family="paragraph" style:parent-style-name="Table_20_Contents">
      <style:text-properties officeooo:rsid="0013f3a5" officeooo:paragraph-rsid="0013f3a5" style:font-size-complex="14pt"/>
    </style:style>
    <style:style style:name="P90" style:family="paragraph" style:parent-style-name="Table_20_Contents">
      <style:text-properties fo:font-size="11pt" fo:font-weight="bold" officeooo:rsid="000f8185" officeooo:paragraph-rsid="000f8185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fo:font-size="11pt" fo:font-weight="bold" officeooo:rsid="000a7d03" officeooo:paragraph-rsid="000a7d03" style:font-size-asian="11pt" style:font-weight-asian="bold" style:font-size-complex="11pt" style:font-weight-complex="bold"/>
    </style:style>
    <style:style style:name="P92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5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P96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97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98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99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0" style:family="paragraph" style:parent-style-name="Standard">
      <style:text-properties fo:font-size="10pt" fo:font-weight="normal" officeooo:rsid="003d4450" officeooo:paragraph-rsid="007082de" style:font-size-asian="8.75pt" style:font-weight-asian="normal" style:font-size-complex="10pt" style:font-weight-complex="normal"/>
    </style:style>
    <style:style style:name="P101" style:family="paragraph" style:parent-style-name="Standard">
      <style:text-properties fo:font-size="10pt" fo:font-weight="normal" officeooo:rsid="00333d5a" officeooo:paragraph-rsid="007082de" style:font-size-asian="8.75pt" style:font-weight-asian="normal" style:font-size-complex="10pt" style:font-weight-complex="normal"/>
    </style:style>
    <style:style style:name="P102" style:family="paragraph" style:parent-style-name="Standard">
      <style:text-properties fo:font-size="10pt" fo:font-weight="normal" officeooo:rsid="003e71c1" officeooo:paragraph-rsid="0036287e" style:font-size-asian="8.75pt" style:font-weight-asian="normal" style:font-size-complex="10pt" style:font-weight-complex="normal"/>
    </style:style>
    <style:style style:name="P103" style:family="paragraph" style:parent-style-name="Standard">
      <style:text-properties fo:font-size="10pt" fo:font-weight="normal" officeooo:rsid="005c63a6" officeooo:paragraph-rsid="005c63a6" style:font-size-asian="8.75pt" style:font-weight-asian="normal" style:font-size-complex="10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Asul1" fo:font-size="10pt" officeooo:rsid="006e3a00" officeooo:paragraph-rsid="006e3a00" style:font-size-asian="10pt" style:font-size-complex="10pt"/>
    </style:style>
    <style:style style:name="P105" style:family="paragraph" style:parent-style-name="Table_20_Contents">
      <style:paragraph-properties fo:text-align="end" style:justify-single-word="false"/>
      <style:text-properties officeooo:rsid="00700a22" officeooo:paragraph-rsid="00700a22" style:font-size-complex="14pt"/>
    </style:style>
    <style:style style:name="P106" style:family="paragraph" style:parent-style-name="Section_20_Title">
      <style:text-properties officeooo:rsid="000a7d03" officeooo:paragraph-rsid="000a7d03"/>
    </style:style>
    <style:style style:name="P107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108" style:family="paragraph">
      <style:paragraph-properties fo:text-align="center"/>
    </style:style>
    <style:style style:name="T1" style:family="text">
      <style:text-properties officeooo:rsid="00081599"/>
    </style:style>
    <style:style style:name="T2" style:family="text">
      <style:text-properties officeooo:rsid="0018d83b"/>
    </style:style>
    <style:style style:name="T3" style:family="text">
      <style:text-properties officeooo:rsid="006d8daa"/>
    </style:style>
    <style:style style:name="T4" style:family="text">
      <style:text-properties officeooo:rsid="001ab5ef"/>
    </style:style>
    <style:style style:name="T5" style:family="text">
      <style:text-properties officeooo:rsid="000bab1d"/>
    </style:style>
    <style:style style:name="T6" style:family="text">
      <style:text-properties officeooo:rsid="000f87ec"/>
    </style:style>
    <style:style style:name="T7" style:family="text">
      <style:text-properties officeooo:rsid="00107166"/>
    </style:style>
    <style:style style:name="T8" style:family="text">
      <style:text-properties officeooo:rsid="00175665"/>
    </style:style>
    <style:style style:name="T9" style:family="text">
      <style:text-properties officeooo:rsid="001f0e0d"/>
    </style:style>
    <style:style style:name="T10" style:family="text">
      <style:text-properties officeooo:rsid="0020d6e4"/>
    </style:style>
    <style:style style:name="T11" style:family="text">
      <style:text-properties officeooo:rsid="002248e0"/>
    </style:style>
    <style:style style:name="T12" style:family="text">
      <style:text-properties officeooo:rsid="0023e38f"/>
    </style:style>
    <style:style style:name="T13" style:family="text">
      <style:text-properties officeooo:rsid="00251468"/>
    </style:style>
    <style:style style:name="T14" style:family="text">
      <style:text-properties officeooo:rsid="002538ed"/>
    </style:style>
    <style:style style:name="T15" style:family="text">
      <style:text-properties officeooo:rsid="0027004a"/>
    </style:style>
    <style:style style:name="T16" style:family="text">
      <style:text-properties officeooo:rsid="0028039a"/>
    </style:style>
    <style:style style:name="T17" style:family="text">
      <style:text-properties officeooo:rsid="002c1c34"/>
    </style:style>
    <style:style style:name="T18" style:family="text">
      <style:text-properties officeooo:rsid="002e3ce2"/>
    </style:style>
    <style:style style:name="T19" style:family="text">
      <style:text-properties officeooo:rsid="002e5e9a"/>
    </style:style>
    <style:style style:name="T20" style:family="text">
      <style:text-properties officeooo:rsid="0030f9ab"/>
    </style:style>
    <style:style style:name="T21" style:family="text">
      <style:text-properties officeooo:rsid="00333d5a"/>
    </style:style>
    <style:style style:name="T22" style:family="text">
      <style:text-properties officeooo:rsid="0036287e"/>
    </style:style>
    <style:style style:name="T23" style:family="text">
      <style:text-properties officeooo:rsid="0038a182"/>
    </style:style>
    <style:style style:name="T24" style:family="text">
      <style:text-properties officeooo:rsid="003a17d8"/>
    </style:style>
    <style:style style:name="T25" style:family="text">
      <style:text-properties officeooo:rsid="003b732f"/>
    </style:style>
    <style:style style:name="T26" style:family="text">
      <style:text-properties officeooo:rsid="003d4450"/>
    </style:style>
    <style:style style:name="T27" style:family="text">
      <style:text-properties officeooo:rsid="003e0ecf"/>
    </style:style>
    <style:style style:name="T28" style:family="text">
      <style:text-properties officeooo:rsid="003e71c1"/>
    </style:style>
    <style:style style:name="T29" style:family="text">
      <style:text-properties officeooo:rsid="003f784a"/>
    </style:style>
    <style:style style:name="T30" style:family="text">
      <style:text-properties officeooo:rsid="00400613"/>
    </style:style>
    <style:style style:name="T31" style:family="text">
      <style:text-properties officeooo:rsid="004114d6"/>
    </style:style>
    <style:style style:name="T32" style:family="text">
      <style:text-properties officeooo:rsid="0044288b"/>
    </style:style>
    <style:style style:name="T33" style:family="text">
      <style:text-properties officeooo:rsid="0045a9d0"/>
    </style:style>
    <style:style style:name="T34" style:family="text">
      <style:text-properties officeooo:rsid="00464fcd"/>
    </style:style>
    <style:style style:name="T35" style:family="text">
      <style:text-properties officeooo:rsid="00482d7f"/>
    </style:style>
    <style:style style:name="T36" style:family="text">
      <style:text-properties officeooo:rsid="00497004"/>
    </style:style>
    <style:style style:name="T37" style:family="text">
      <style:text-properties officeooo:rsid="004bd10c"/>
    </style:style>
    <style:style style:name="T38" style:family="text">
      <style:text-properties officeooo:rsid="004cc3e7"/>
    </style:style>
    <style:style style:name="T39" style:family="text">
      <style:text-properties officeooo:rsid="004d7ba1"/>
    </style:style>
    <style:style style:name="T40" style:family="text">
      <style:text-properties officeooo:rsid="005037bc"/>
    </style:style>
    <style:style style:name="T41" style:family="text">
      <style:text-properties officeooo:rsid="00537c90"/>
    </style:style>
    <style:style style:name="T42" style:family="text">
      <style:text-properties officeooo:rsid="00552c52"/>
    </style:style>
    <style:style style:name="T43" style:family="text">
      <style:text-properties officeooo:rsid="0055ce7f"/>
    </style:style>
    <style:style style:name="T44" style:family="text">
      <style:text-properties officeooo:rsid="00580037"/>
    </style:style>
    <style:style style:name="T45" style:family="text">
      <style:text-properties officeooo:rsid="00581f1d"/>
    </style:style>
    <style:style style:name="T46" style:family="text">
      <style:text-properties officeooo:rsid="0058e52a"/>
    </style:style>
    <style:style style:name="T47" style:family="text">
      <style:text-properties officeooo:rsid="0059385c"/>
    </style:style>
    <style:style style:name="T48" style:family="text">
      <style:text-properties officeooo:rsid="005a6129"/>
    </style:style>
    <style:style style:name="T49" style:family="text">
      <style:text-properties officeooo:rsid="005ae768"/>
    </style:style>
    <style:style style:name="T50" style:family="text">
      <style:text-properties officeooo:rsid="005b6816"/>
    </style:style>
    <style:style style:name="T51" style:family="text">
      <style:text-properties officeooo:rsid="005c63a6"/>
    </style:style>
    <style:style style:name="T52" style:family="text">
      <style:text-properties officeooo:rsid="005f34f9"/>
    </style:style>
    <style:style style:name="T53" style:family="text">
      <style:text-properties officeooo:rsid="00613d2e"/>
    </style:style>
    <style:style style:name="T54" style:family="text">
      <style:text-properties officeooo:rsid="0064a0cd"/>
    </style:style>
    <style:style style:name="T55" style:family="text">
      <style:text-properties officeooo:rsid="0066d942"/>
    </style:style>
    <style:style style:name="T56" style:family="text">
      <style:text-properties officeooo:rsid="00680abe"/>
    </style:style>
    <style:style style:name="T57" style:family="text">
      <style:text-properties officeooo:rsid="0068ea5d"/>
    </style:style>
    <style:style style:name="T58" style:family="text">
      <style:text-properties officeooo:rsid="006945c1"/>
    </style:style>
    <style:style style:name="T59" style:family="text">
      <style:text-properties officeooo:rsid="006caab2"/>
    </style:style>
    <style:style style:name="T60" style:family="text">
      <style:text-properties officeooo:rsid="006e3a00"/>
    </style:style>
    <style:style style:name="T61" style:family="text">
      <style:text-properties officeooo:rsid="007082d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Dawn</text:p>
      <text:p text:style-name="P22"/>
      <text:p text:style-name="P25">Milestone Breakdown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Interactive Laboratories</text:p>
      <text:p text:style-name="P18"/>
      <text:p text:style-name="P18"/>
      <text:p text:style-name="P18"/>
      <text:p text:style-name="P18"/>
      <text:p text:style-name="P18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69">[Version: 0.0.0.<text:span text:style-name="T60">2</text:span>]</text:p>
          </table:table-cell>
          <table:table-cell table:style-name="VersionDate.A1" office:value-type="string">
            <text:p text:style-name="P70">[Date: <text:date style:data-style-name="N108" text:date-value="2012-12-01T16:15:13.99">01|12|2012</text:date>]</text:p>
          </table:table-cell>
        </table:table-row>
      </table:table>
      <text:p text:style-name="P21"><text:soft-page-break/></text:p>
      <text:p text:style-name="P96"/>
      <text:p text:style-name="P17"/>
      <text:p text:style-name="P17"/>
      <text:p text:style-name="P20">Change Log</text:p>
      <text:p text:style-name="P16"><draw:line text:anchor-type="paragraph" draw:z-index="0" draw:style-name="gr1" draw:text-style-name="P108" svg:x1="6.6728in" svg:y1="0.1854in" svg:x2="0.0382in" svg:y2="0.1374in"><text:p/></draw:line></text:p>
      <text:p text:style-name="P16"/>
      <text:p text:style-name="P16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73">Version</text:p>
          </table:table-cell>
          <table:table-cell table:style-name="ChangeLog.A1" office:value-type="string">
            <text:p text:style-name="P73">Author</text:p>
          </table:table-cell>
          <table:table-cell table:style-name="ChangeLog.C1" office:value-type="string">
            <text:p text:style-name="P73">Changes</text:p>
          </table:table-cell>
        </table:table-row>
        <table:table-row>
          <table:table-cell table:style-name="ChangeLog.A2" office:value-type="string">
            <text:p text:style-name="P71">0.0.0.0</text:p>
          </table:table-cell>
          <table:table-cell table:style-name="ChangeLog.A2" office:value-type="string">
            <text:p text:style-name="P71">Rico</text:p>
          </table:table-cell>
          <table:table-cell table:style-name="ChangeLog.C2" office:value-type="string">
            <text:p text:style-name="P71">First-pass of document complete</text:p>
          </table:table-cell>
        </table:table-row>
        <table:table-row>
          <table:table-cell table:style-name="ChangeLog.A2" office:value-type="string">
            <text:p text:style-name="P72">0.0.0.1</text:p>
          </table:table-cell>
          <table:table-cell table:style-name="ChangeLog.A2" office:value-type="string">
            <text:p text:style-name="P72">Rico</text:p>
          </table:table-cell>
          <table:table-cell table:style-name="ChangeLog.C2" office:value-type="string">
            <text:p text:style-name="P72">Changed the DOC footer to MB on the right-hand pages</text:p>
          </table:table-cell>
        </table:table-row>
        <table:table-row>
          <table:table-cell table:style-name="ChangeLog.A2" office:value-type="string">
            <text:p text:style-name="P104">0.0.0.2</text:p>
          </table:table-cell>
          <table:table-cell table:style-name="ChangeLog.A2" office:value-type="string">
            <text:p text:style-name="P104">Rico</text:p>
          </table:table-cell>
          <table:table-cell table:style-name="ChangeLog.C2" office:value-type="string">
            <text:p text:style-name="P104">Changed Milestone order after conferring with Jimmie</text:p>
          </table:table-cell>
        </table:table-row>
      </table:table>
      <text:p text:style-name="P16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8"/>
      <text:p text:style-name="P26"/>
      <text:p text:style-name="P26"/>
      <text:list xml:id="list180138618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30" draw:style-name="gr1" draw:text-style-name="P108" svg:x1="6.6728in" svg:y1="0.1854in" svg:x2="0.0382in" svg:y2="0.1374in"><text:p/></draw:line></text:p>
      <text:p text:style-name="P14"/>
      <text:p text:style-name="P14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3">Milestones<text:tab/>1</text:p>
          <text:p text:style-name="P94">Alpha List<text:tab/>1</text:p>
          <text:p text:style-name="P94">Alpha | Milestone 1 – Create Rendering Surface<text:tab/>2</text:p>
          <text:p text:style-name="P94">Alpha | Milestone 2 – Vectors and Matrices<text:tab/>2</text:p>
          <text:p text:style-name="P94">Alpha | Milestone 3– Draw Polygon<text:tab/>2</text:p>
          <text:p text:style-name="P94">Alpha | Milestone 4 – Draw Meshes Exported From Blender<text:tab/>2</text:p>
          <text:p text:style-name="P94">Alpha | Milestone 5 – Resource Management<text:tab/>2</text:p>
          <text:p text:style-name="P94">Alpha | Milestone 6 – UV mapped mesh<text:tab/>2</text:p>
          <text:p text:style-name="P94">Alpha | Milestone 7 – Detach Render Update From Logic Update<text:tab/>2</text:p>
          <text:p text:style-name="P94">Alpha | Milestone 8 – Get Input Into the Game<text:tab/>2</text:p>
          <text:p text:style-name="P94">Alpha | Milestone 9 – Camera System<text:tab/>3</text:p>
          <text:p text:style-name="P94">Alpha | Milestone 10 – GUI System<text:tab/>3</text:p>
          <text:p text:style-name="P94">Alpha | Milestone 11 – Populate world with zombies<text:tab/>3</text:p>
          <text:p text:style-name="P94">Alpha | Milestone 12 – Imbue Zombies With Intelligence<text:tab/>3</text:p>
          <text:p text:style-name="P94">Alpha | Milestone 13 – Weapons<text:tab/>3</text:p>
          <text:p text:style-name="P94">Alpha | Milestone 14 – Collision Detection<text:tab/>3</text:p>
          <text:p text:style-name="P94">Alpha | Milestone 15 – High-Score System<text:tab/>3</text:p>
          <text:p text:style-name="P94">Alpha | Milestone 16 – Item Pickup System<text:tab/>3</text:p>
          <text:p text:style-name="P94">Alpha | Milestone 17 – City Generation<text:tab/>3</text:p>
          <text:p text:style-name="P94">Alpha | Milestone 18 – Apartment Roof Access and Stairwell<text:tab/>3</text:p>
          <text:p text:style-name="P94">Alpha | Milestone 19 – Fire Escape<text:tab/>4</text:p>
          <text:p text:style-name="P94">Alpha | Milestone 20 – Health System<text:tab/>4</text:p>
          <text:p text:style-name="P94">Alpha | Milestone 21 – Audio System<text:tab/>4</text:p>
          <text:p text:style-name="P94">Alpha | Milestone 22 – Scene Graph<text:tab/>4</text:p>
          <text:p text:style-name="P94">Alpha | Milestone 23 – Shaders<text:tab/>4</text:p>
          <text:p text:style-name="P94">Alpha | Milestone 24 – Deferred Rendering<text:tab/>4</text:p>
          <text:p text:style-name="P94">Alpha | Milestone 25 – IK System<text:tab/>4</text:p>
          <text:p text:style-name="P94">Alpha | Milestone 26 – Skeletal Animation<text:tab/>4</text:p>
          <text:p text:style-name="P94">Alpha | Milestone 27 – Culling and Clipping Optimisations<text:tab/>4</text:p>
          <text:p text:style-name="P94">Alpha | Milestone 28 – Particle System<text:tab/>4</text:p>
          <text:p text:style-name="P94">Alpha | Milestone 29 – Dismemberment<text:tab/>5</text:p>
          <text:p text:style-name="P94">Alpha | Milestone 30 – Shadows<text:tab/>5</text:p>
          <text:p text:style-name="P94">Alpha | Milestone 31 – Ragdoll Physics<text:tab/>5</text:p>
        </text:index-body>
      </text:table-of-content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7"/>
      <text:p text:style-name="P19"/>
      <text:p text:style-name="P19"/>
      <text:list xml:id="list118437087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draw:line text:anchor-type="paragraph" draw:z-index="31" draw:style-name="gr1" draw:text-style-name="P108" svg:x1="6.6728in" svg:y1="0.1854in" svg:x2="0.0382in" svg:y2="0.1374in"><text:p/></draw:line></text:p>
      <text:p text:style-name="P9"/>
      <text:p text:style-name="P9"/>
      <text:p text:style-name="P13">Herein lies a listing of milestones to be met, unbounded by time and detailed <text:span text:style-name="T59">from a high-level overview</text:span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9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9"/>
      <text:p text:style-name="P11"/>
      <text:p text:style-name="P11"/>
      <text:list xml:id="list160951954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06" text:outline-level="10"><text:toc-mark-start text:id="IMark62205016" text:outline-level="1"/>Milestones<text:toc-mark-end text:id="IMark62205016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2" draw:style-name="gr1" draw:text-style-name="P108" svg:x1="6.6728in" svg:y1="0.1854in" svg:x2="0.0382in" svg:y2="0.1374in"><text:p/></draw:line></text:h>
                                            </text:list-item>
                                            <text:list-item>
                                              <text:h text:style-name="P107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toc-mark-start text:id="IMark53681464" text:outline-level="2"/><text:span text:style-name="T9">Alpha </text:span>List<text:toc-mark-end text:id="IMark53681464"/></text:p>
      <table:table table:name="Milestones" table:style-name="Milestones">
        <table:table-column table:style-name="Milestones.A"/>
        <table:table-column table:style-name="Milestones.B"/>
        <table:table-row>
          <table:table-cell table:style-name="Milestones.A1" office:value-type="string">
            <text:p text:style-name="P90">Description</text:p>
          </table:table-cell>
          <table:table-cell table:style-name="Milestones.A1" office:value-type="string">
            <text:p text:style-name="P91">Milestone</text:p>
          </table:table-cell>
        </table:table-row>
        <table:table-row>
          <table:table-cell table:style-name="Milestones.A1" office:value-type="string">
            <text:p text:style-name="P74">Create rendering surface</text:p>
          </table:table-cell>
          <table:table-cell table:style-name="Milestones.A1" office:value-type="string">
            <text:p text:style-name="P75">1</text:p>
          </table:table-cell>
        </table:table-row>
        <table:table-row>
          <table:table-cell table:style-name="Milestones.A1" office:value-type="string">
            <text:p text:style-name="P82">Vectors and Matrices</text:p>
          </table:table-cell>
          <table:table-cell table:style-name="Milestones.A1" office:value-type="string">
            <text:p text:style-name="P105">2</text:p>
          </table:table-cell>
        </table:table-row>
        <table:table-row>
          <table:table-cell table:style-name="Milestones.A1" office:value-type="string">
            <text:p text:style-name="P74">Draw polygon</text:p>
          </table:table-cell>
          <table:table-cell table:style-name="Milestones.A1" office:value-type="string">
            <text:p text:style-name="P105">3</text:p>
          </table:table-cell>
        </table:table-row>
        <table:table-row>
          <table:table-cell table:style-name="Milestones.A1" office:value-type="string">
            <text:p text:style-name="P74">Draw mesh exported from Blender</text:p>
          </table:table-cell>
          <table:table-cell table:style-name="Milestones.A1" office:value-type="string">
            <text:p text:style-name="P105">4</text:p>
          </table:table-cell>
        </table:table-row>
        <table:table-row>
          <table:table-cell table:style-name="Milestones.A1" office:value-type="string">
            <text:p text:style-name="P83">Resource Management</text:p>
          </table:table-cell>
          <table:table-cell table:style-name="Milestones.A1" office:value-type="string">
            <text:p text:style-name="P105">5</text:p>
          </table:table-cell>
        </table:table-row>
        <table:table-row>
          <table:table-cell table:style-name="Milestones.A1" office:value-type="string">
            <text:p text:style-name="P74">UV map<text:span text:style-name="T30">ped</text:span> mesh</text:p>
          </table:table-cell>
          <table:table-cell table:style-name="Milestones.A1" office:value-type="string">
            <text:p text:style-name="P105">6</text:p>
          </table:table-cell>
        </table:table-row>
        <table:table-row>
          <table:table-cell table:style-name="Milestones.A1" office:value-type="string">
            <text:p text:style-name="P74">Detach render update from logic update</text:p>
          </table:table-cell>
          <table:table-cell table:style-name="Milestones.A1" office:value-type="string">
            <text:p text:style-name="P105">7</text:p>
          </table:table-cell>
        </table:table-row>
        <table:table-row>
          <table:table-cell table:style-name="Milestones.A1" office:value-type="string">
            <text:p text:style-name="P74">Get input into game</text:p>
          </table:table-cell>
          <table:table-cell table:style-name="Milestones.A1" office:value-type="string">
            <text:p text:style-name="P105">8</text:p>
          </table:table-cell>
        </table:table-row>
        <table:table-row>
          <table:table-cell table:style-name="Milestones.A1" office:value-type="string">
            <text:p text:style-name="P84"><text:span text:style-name="T5">Camera </text:span><text:span text:style-name="T8">system</text:span></text:p>
          </table:table-cell>
          <table:table-cell table:style-name="Milestones.A1" office:value-type="string">
            <text:p text:style-name="P105">9</text:p>
          </table:table-cell>
        </table:table-row>
        <table:table-row>
          <table:table-cell table:style-name="Milestones.A1" office:value-type="string">
            <text:p text:style-name="P74">GUI system</text:p>
          </table:table-cell>
          <table:table-cell table:style-name="Milestones.A1" office:value-type="string">
            <text:p text:style-name="P105">10</text:p>
          </table:table-cell>
        </table:table-row>
        <table:table-row>
          <table:table-cell table:style-name="Milestones.A1" office:value-type="string">
            <text:p text:style-name="P74">Populate world with zombies</text:p>
          </table:table-cell>
          <table:table-cell table:style-name="Milestones.A1" office:value-type="string">
            <text:p text:style-name="P105">11</text:p>
          </table:table-cell>
        </table:table-row>
        <table:table-row>
          <table:table-cell table:style-name="Milestones.A1" office:value-type="string">
            <text:p text:style-name="P74">Imbue zombies with intelligence</text:p>
          </table:table-cell>
          <table:table-cell table:style-name="Milestones.A1" office:value-type="string">
            <text:p text:style-name="P105">12</text:p>
          </table:table-cell>
        </table:table-row>
        <table:table-row>
          <table:table-cell table:style-name="Milestones.A1" office:value-type="string">
            <text:p text:style-name="P85">Weapons</text:p>
          </table:table-cell>
          <table:table-cell table:style-name="Milestones.A1" office:value-type="string">
            <text:p text:style-name="P105">13</text:p>
          </table:table-cell>
        </table:table-row>
        <table:table-row>
          <table:table-cell table:style-name="Milestones.A1" office:value-type="string">
            <text:p text:style-name="P86">Collision detection</text:p>
          </table:table-cell>
          <table:table-cell table:style-name="Milestones.A1" office:value-type="string">
            <text:p text:style-name="P105">14</text:p>
          </table:table-cell>
        </table:table-row>
        <table:table-row>
          <table:table-cell table:style-name="Milestones.A1" office:value-type="string">
            <text:p text:style-name="P74">High-score system</text:p>
          </table:table-cell>
          <table:table-cell table:style-name="Milestones.A1" office:value-type="string">
            <text:p text:style-name="P105">15</text:p>
          </table:table-cell>
        </table:table-row>
        <table:table-row>
          <table:table-cell table:style-name="Milestones.A1" office:value-type="string">
            <text:p text:style-name="P74">Item pickup system</text:p>
          </table:table-cell>
          <table:table-cell table:style-name="Milestones.A1" office:value-type="string">
            <text:p text:style-name="P105">16</text:p>
          </table:table-cell>
        </table:table-row>
        <table:table-row>
          <table:table-cell table:style-name="Milestones.A1" office:value-type="string">
            <text:p text:style-name="P74">City generation</text:p>
          </table:table-cell>
          <table:table-cell table:style-name="Milestones.A1" office:value-type="string">
            <text:p text:style-name="P105">17</text:p>
          </table:table-cell>
        </table:table-row>
        <table:table-row>
          <table:table-cell table:style-name="Milestones.A1" office:value-type="string">
            <text:p text:style-name="P74">Apartment roof access and stairwell</text:p>
          </table:table-cell>
          <table:table-cell table:style-name="Milestones.A1" office:value-type="string">
            <text:p text:style-name="P105">18</text:p>
          </table:table-cell>
        </table:table-row>
        <table:table-row>
          <table:table-cell table:style-name="Milestones.A1" office:value-type="string">
            <text:p text:style-name="P87">Fire escape</text:p>
          </table:table-cell>
          <table:table-cell table:style-name="Milestones.A1" office:value-type="string">
            <text:p text:style-name="P105">19</text:p>
          </table:table-cell>
        </table:table-row>
        <table:table-row>
          <table:table-cell table:style-name="Milestones.A1" office:value-type="string">
            <text:p text:style-name="P74">Health system</text:p>
          </table:table-cell>
          <table:table-cell table:style-name="Milestones.A1" office:value-type="string">
            <text:p text:style-name="P105">20</text:p>
          </table:table-cell>
        </table:table-row>
        <table:table-row>
          <table:table-cell table:style-name="Milestones.A1" office:value-type="string">
            <text:p text:style-name="P88"><text:span text:style-name="T6">Audio </text:span><text:span text:style-name="T7">system</text:span></text:p>
          </table:table-cell>
          <table:table-cell table:style-name="Milestones.A1" office:value-type="string">
            <text:p text:style-name="P105">21</text:p>
          </table:table-cell>
        </table:table-row>
        <table:table-row>
          <table:table-cell table:style-name="Milestones.A1" office:value-type="string">
            <text:p text:style-name="P74">Scene Graph</text:p>
          </table:table-cell>
          <table:table-cell table:style-name="Milestones.A1" office:value-type="string">
            <text:p text:style-name="P105">22</text:p>
          </table:table-cell>
        </table:table-row>
        <table:table-row>
          <table:table-cell table:style-name="Milestones.A1" office:value-type="string">
            <text:p text:style-name="P89"><text:span text:style-name="T55">S</text:span>haders</text:p>
          </table:table-cell>
          <table:table-cell table:style-name="Milestones.A1" office:value-type="string">
            <text:p text:style-name="P105">23</text:p>
          </table:table-cell>
        </table:table-row>
        <table:table-row>
          <table:table-cell table:style-name="Milestones.A1" office:value-type="string">
            <text:p text:style-name="P80">Deferred Rendering</text:p>
          </table:table-cell>
          <table:table-cell table:style-name="Milestones.A1" office:value-type="string">
            <text:p text:style-name="P105">24</text:p>
          </table:table-cell>
        </table:table-row>
        <table:table-row>
          <table:table-cell table:style-name="Milestones.A1" office:value-type="string">
            <text:p text:style-name="P79">IK system</text:p>
          </table:table-cell>
          <table:table-cell table:style-name="Milestones.A1" office:value-type="string">
            <text:p text:style-name="P105">25</text:p>
          </table:table-cell>
        </table:table-row>
        <table:table-row>
          <table:table-cell table:style-name="Milestones.A1" office:value-type="string">
            <text:p text:style-name="P77">Skeletal animation</text:p>
          </table:table-cell>
          <table:table-cell table:style-name="Milestones.A1" office:value-type="string">
            <text:p text:style-name="P105">26</text:p>
          </table:table-cell>
        </table:table-row>
        <table:table-row>
          <table:table-cell table:style-name="Milestones.A1" office:value-type="string">
            <text:p text:style-name="P74"/>
          </table:table-cell>
          <table:table-cell table:style-name="Milestones.A1" office:value-type="string">
            <text:p text:style-name="P105"/>
          </table:table-cell>
        </table:table-row>
        <text:soft-page-break/>
        <table:table-row>
          <table:table-cell table:style-name="Milestones.A1" office:value-type="string">
            <text:p text:style-name="P81">Culling and clipping optimisations</text:p>
          </table:table-cell>
          <table:table-cell table:style-name="Milestones.A1" office:value-type="string">
            <text:p text:style-name="P105">27</text:p>
          </table:table-cell>
        </table:table-row>
        <table:table-row>
          <table:table-cell table:style-name="Milestones.A1" office:value-type="string">
            <text:p text:style-name="P86">Particle system</text:p>
          </table:table-cell>
          <table:table-cell table:style-name="Milestones.A1" office:value-type="string">
            <text:p text:style-name="P105">28</text:p>
          </table:table-cell>
        </table:table-row>
        <table:table-row>
          <table:table-cell table:style-name="Milestones.A1" office:value-type="string">
            <text:p text:style-name="P74">Dismemberment</text:p>
          </table:table-cell>
          <table:table-cell table:style-name="Milestones.A1" office:value-type="string">
            <text:p text:style-name="P105">29</text:p>
          </table:table-cell>
        </table:table-row>
        <table:table-row>
          <table:table-cell table:style-name="Milestones.A1" office:value-type="string">
            <text:p text:style-name="P78">Shadows</text:p>
          </table:table-cell>
          <table:table-cell table:style-name="Milestones.A1" office:value-type="string">
            <text:p text:style-name="P105">30</text:p>
          </table:table-cell>
        </table:table-row>
        <table:table-row>
          <table:table-cell table:style-name="Milestones.A1" office:value-type="string">
            <text:p text:style-name="P76"><text:span text:style-name="T20">Rag</text:span><text:span text:style-name="T50">d</text:span><text:span text:style-name="T20">oll physics</text:span></text:p>
          </table:table-cell>
          <table:table-cell table:style-name="Milestones.A1" office:value-type="string">
            <text:p text:style-name="P105">31</text:p>
          </table:table-cell>
        </table:table-row>
      </table:table>
      <text:p text:style-name="P37"/>
      <text:p text:style-name="P36"><text:toc-mark-start text:id="IMark62034312" text:outline-level="2"/>Alpha | Milestone 1 – Create Rendering Surface<text:toc-mark-end text:id="IMark62034312"/></text:p>
      <text:p text:style-name="P40"/>
      <text:p text:style-name="P38"><text:span text:style-name="T10">Create a hardware-accelerated surface for rendering. <text:s/>On Windows and Linux, a window and full screen surface is available. <text:s/>Xbox and Pandora will not require window decoration, thus they will render to a full screen surface only. <text:s/></text:span><text:span text:style-name="T11">A common rendering interface will need to be defined as well as </text:span><text:span text:style-name="T12">an interface to provide </text:span><text:span text:style-name="T11">the depth, stencil, and colour bits and size of the rendering surface.</text:span></text:p>
      <text:p text:style-name="P53"/>
      <text:p text:style-name="P33"><text:toc-mark-start text:id="IMark62034568" text:outline-level="2"/><text:span text:style-name="T21">Alpha | Milestone </text:span><text:span text:style-name="T61">2</text:span><text:span text:style-name="T21"> – </text:span><text:span text:style-name="T22">Vectors and Matrices</text:span><text:toc-mark-end text:id="IMark62034568"/></text:p>
      <text:p text:style-name="P45"/>
      <text:p text:style-name="P54"><text:span text:style-name="T23">Vector and matrix classes for later use </text:span><text:span text:style-name="T26">in rendering and other objects that use these constructs.</text:span></text:p>
      <text:p text:style-name="P100"/>
      <text:p text:style-name="P33"><text:toc-mark-start text:id="IMark61598648" text:outline-level="2"/><text:span text:style-name="T21">Alpha | Milestone </text:span><text:span text:style-name="T61">3</text:span><text:span text:style-name="T21">– Draw Polygon</text:span><text:toc-mark-end text:id="IMark61598648"/></text:p>
      <text:p text:style-name="P43"/>
      <text:p text:style-name="P45">Simply draw a polygon, proving that the winding order is correct and the vector class works.</text:p>
      <text:p text:style-name="P100"/>
      <text:p text:style-name="P33"><text:toc-mark-start text:id="IMark61598648" text:outline-level="2"/><text:span text:style-name="T29">Alpha | Milestone </text:span><text:span text:style-name="T61">4</text:span><text:span text:style-name="T57"> </text:span><text:span text:style-name="T29">– Draw Meshes Exported From Blender</text:span><text:toc-mark-end text:id="IMark61598648"/></text:p>
      <text:p text:style-name="P43"/>
      <text:p text:style-name="P55">This will require an external tool to load and process a Blender file to a more friendly format for the game. Meshes will not be optimised at this milestone, they will be triangle lists with normals exported.</text:p>
      <text:p text:style-name="P100"/>
      <text:p text:style-name="P33"><text:toc-mark-start text:id="IMark61598648" text:outline-level="2"/><text:span text:style-name="T27">Alpha | Milestone </text:span><text:span text:style-name="T61">5</text:span><text:span text:style-name="T27"> – Resource Management</text:span><text:toc-mark-end text:id="IMark61598648"/></text:p>
      <text:p text:style-name="P43"/>
      <text:p text:style-name="P55"><text:span text:style-name="T28">Keep track of loaded resources and unload resources to free up memory for a</text:span><text:span text:style-name="T29">nother</text:span><text:span text:style-name="T28"> resource.</text:span></text:p>
      <text:p text:style-name="P100"/>
      <text:p text:style-name="P33"><text:toc-mark-start text:id="IMark61598648" text:outline-level="2"/><text:span text:style-name="T30">Alpha | Milestone </text:span><text:span text:style-name="T61">6</text:span><text:span text:style-name="T30"> – UV mapped mesh</text:span><text:toc-mark-end text:id="IMark61598648"/></text:p>
      <text:p text:style-name="P43"/>
      <text:p text:style-name="P100">Extending on the previous milestone, the mesh will now have UVs and the texture will need to be loaded. <text:s/>The mesh will also have it's UVs and texture name exported from the previous milestones' tool.</text:p>
      <text:p text:style-name="P100"/>
      <text:p text:style-name="P34"><text:toc-mark-start text:id="IMark61598648" text:outline-level="2"/>Alpha | Milestone <text:span text:style-name="T61">7</text:span> – Detach Render Update From Logic Update<text:toc-mark-end text:id="IMark61598648"/></text:p>
      <text:p text:style-name="P43"/>
      <text:p text:style-name="P55"><text:span text:style-name="T18">In order to not lock the logic to the framerate of the game, separate the logic and render update </text:span><text:span text:style-name="T19">operations.</text:span></text:p>
      <text:p text:style-name="P100"/>
      <text:p text:style-name="P33"><text:toc-mark-start text:id="IMark61598648" text:outline-level="2"/><text:span text:style-name="T31">Alpha | Milestone </text:span><text:span text:style-name="T61">8</text:span><text:span text:style-name="T31"> – Get Input Into the Game</text:span><text:toc-mark-end text:id="IMark61598648"/></text:p>
      <text:p text:style-name="P43"/>
      <text:p text:style-name="P100">Use the mouse and keyboard on Windows and Linux, for debugging on Pandora and Xbox. <text:s/>Gamepad support for the Razer Hydra and Xbox 360 controller will be supported on Windows and Linux. <text:s/>On Pandora and Xbox, their default game input devices shall be used.</text:p>
      <text:p text:style-name="P100"/>
      <text:p text:style-name="P100"/>
      <text:p text:style-name="P100"/>
      <text:p text:style-name="P33"><text:soft-page-break/><text:toc-mark-start text:id="IMark61598648" text:outline-level="2"/><text:span text:style-name="T32">Alpha | Milestone </text:span><text:span text:style-name="T61">9</text:span><text:span text:style-name="T32"> – Camera System</text:span><text:toc-mark-end text:id="IMark61598648"/></text:p>
      <text:p text:style-name="P48"/>
      <text:p text:style-name="P56">Basic six-degree-of-freedom and FPS-style camera implementations.</text:p>
      <text:p text:style-name="P56"/>
      <text:p text:style-name="P33"><text:toc-mark-start text:id="IMark61598648" text:outline-level="2"/><text:span text:style-name="T33">Alpha | Milestone 1</text:span><text:span text:style-name="T61">0</text:span><text:span text:style-name="T33"> – GUI System</text:span><text:toc-mark-end text:id="IMark61598648"/></text:p>
      <text:p text:style-name="P48"/>
      <text:p text:style-name="P100">Text labels, buttons, and lists. <text:s/>All items can be grouped together in a bounding rectangle. <text:s/>Modal groups are also possible which will behave like a dialogue box confined to the current window.</text:p>
      <text:p text:style-name="P100"/>
      <text:p text:style-name="P33"><text:toc-mark-start text:id="IMark61598648" text:outline-level="2"/><text:span text:style-name="T35">Alpha | Milestone 1</text:span><text:span text:style-name="T61">1</text:span><text:span text:style-name="T35"> – Populate world with zombies</text:span><text:toc-mark-end text:id="IMark61598648"/></text:p>
      <text:p text:style-name="P48"/>
      <text:p text:style-name="P58">Zombies will be added which will have idle animations and will not be able to move. <text:s/>A test of 100 zombies rendered at once shall be the end result of this milestone.</text:p>
      <text:p text:style-name="P55"/>
      <text:p text:style-name="P33"><text:toc-mark-start text:id="IMark62020760" text:outline-level="2"/><text:span text:style-name="T37">Alpha | Milestone 1</text:span><text:span text:style-name="T61">2</text:span><text:span text:style-name="T37"> – Imbue Zombies With Intelligence</text:span><text:toc-mark-end text:id="IMark62020760"/></text:p>
      <text:p text:style-name="P43"/>
      <text:p text:style-name="P100">Give zombies the ability to wander around when idle and pursue a target for as long as it remembers the target exists.</text:p>
      <text:p text:style-name="P100"/>
      <text:p text:style-name="P33"><text:toc-mark-start text:id="IMark61598648" text:outline-level="2"/><text:span text:style-name="T39">Alpha | Milestone </text:span><text:span text:style-name="T61">13</text:span><text:span text:style-name="T39"> – Weapons</text:span><text:toc-mark-end text:id="IMark61598648"/></text:p>
      <text:p text:style-name="P43"/>
      <text:p text:style-name="P100">Firearms: Shotgun, Pistol, Revolver, and Rifle. <text:s/>Melee: Knife, Pipe, and Baseball Bat.</text:p>
      <text:p text:style-name="P100"/>
      <text:p text:style-name="P33"><text:toc-mark-start text:id="IMark61598648" text:outline-level="2"/><text:span text:style-name="T43">Alpha | Milestone </text:span><text:span text:style-name="T61">14</text:span><text:span text:style-name="T43"> – Collision Detection</text:span><text:toc-mark-end text:id="IMark61598648"/></text:p>
      <text:p text:style-name="P43"/>
      <text:p text:style-name="P100">Bounding volumes for performing collision detection. <text:s/>Allow meshes to implement bounding hulls which are in-line with the vertices it represents.</text:p>
      <text:p text:style-name="P100"/>
      <text:p text:style-name="P33"><text:toc-mark-start text:id="IMark61598648" text:outline-level="2"/><text:span text:style-name="T40">Alpha | Milestone </text:span><text:span text:style-name="T61">15</text:span><text:span text:style-name="T40"> – High-Score System</text:span><text:toc-mark-end text:id="IMark61598648"/></text:p>
      <text:p text:style-name="P43"/>
      <text:p text:style-name="P100">Each zombie killed is worth points, every in-game hour is worth points.</text:p>
      <text:p text:style-name="P100"/>
      <text:p text:style-name="P33"><text:toc-mark-start text:id="IMark61598648" text:outline-level="2"/><text:span text:style-name="T45">Alpha | Milestone </text:span><text:span text:style-name="T61">16</text:span><text:span text:style-name="T45"> – Item Pickup System</text:span><text:toc-mark-end text:id="IMark61598648"/></text:p>
      <text:p text:style-name="P43"/>
      <text:p text:style-name="P100">Random item dispersal. <text:s/>Ammunition, weapons, and health.</text:p>
      <text:p text:style-name="P100"/>
      <text:p text:style-name="P33"><text:toc-mark-start text:id="IMark53681752" text:outline-level="2"/><text:span text:style-name="T51">Alpha | Milestone </text:span><text:span text:style-name="T61">17</text:span><text:span text:style-name="T51"> – City Generation</text:span><text:toc-mark-end text:id="IMark53681752"/></text:p>
      <text:p text:style-name="P43"/>
      <text:p text:style-name="P100">A few building types will be used in the game; apartments, hotels, and office buildings.</text:p>
      <text:p text:style-name="P100"/>
      <text:p text:style-name="P33"><text:toc-mark-start text:id="IMark59460632" text:outline-level="2"/><text:span text:style-name="T52">Alpha | Milestone </text:span><text:span text:style-name="T61">18</text:span><text:span text:style-name="T52"> – Apartment Roof Access and Stairwell</text:span><text:toc-mark-end text:id="IMark59460632"/></text:p>
      <text:p text:style-name="P66"/>
      <text:p text:style-name="P65">The stairwell will have a random amount of zombies in it, if the player succeeds in securing a stairwell, then there will not be any more zombies should the player return. <text:s/>Only access from the roof to the ground floor is possible, the player will not be able to enter from the ground and go to the roof. <text:s/>A lobby will also be accessible, which will provide the exit to the city and the entrance to the stairwell.</text:p>
      <text:p text:style-name="P65"/>
      <text:p text:style-name="P65"/>
      <text:p text:style-name="P65"/>
      <text:p text:style-name="P33"><text:soft-page-break/><text:toc-mark-start text:id="IMark61990408" text:outline-level="2"/><text:span text:style-name="T53">Alpha | Milestone </text:span><text:span text:style-name="T61">19</text:span><text:span text:style-name="T53"> – Fire Escape</text:span><text:toc-mark-end text:id="IMark61990408"/></text:p>
      <text:p text:style-name="P67"/>
      <text:p text:style-name="P100">For the apartments, there will be a fire escape present. <text:s/>The ladder connecting the stairway to the city will break if the player uses it too many times, the chance of breaking the ladder increases if a zombie latches onto the player as he is attempting to climb the ladder.</text:p>
      <text:p text:style-name="P100"/>
      <text:p text:style-name="P33"><text:toc-mark-start text:id="IMark61990408" text:outline-level="2"/><text:span text:style-name="T46">Alpha | Milestone 2</text:span><text:span text:style-name="T61">0</text:span><text:span text:style-name="T46"> – Health Sy</text:span><text:span text:style-name="T47">s</text:span><text:span text:style-name="T46">tem</text:span><text:toc-mark-end text:id="IMark61990408"/></text:p>
      <text:p text:style-name="P43"/>
      <text:p text:style-name="P59"><text:span text:style-name="T48">Player health is affected by a zombie damaging the player, the player dies when their health is fully depleted. <text:s/></text:span><text:span text:style-name="T49">Players will bleed-out for a while until the wound heals over time or they find a health kit.</text:span></text:p>
      <text:p text:style-name="P100"/>
      <text:p text:style-name="P33"><text:toc-mark-start text:id="IMark62000296" text:outline-level="2"/><text:span text:style-name="T38">Alpha | Milestone </text:span><text:span text:style-name="T61">21</text:span><text:span text:style-name="T38"> – Audio System</text:span><text:toc-mark-end text:id="IMark62000296"/></text:p>
      <text:p text:style-name="P43"/>
      <text:p text:style-name="P57">Multi-channel audio. <text:s/>Compressed and uncompressed audio file playback. <text:s/>Start, stop, pause and loop sounds. <text:s/><text:span text:style-name="T42">Volume and pitch control.</text:span></text:p>
      <text:p text:style-name="P100"/>
      <text:p text:style-name="P28"><text:toc-mark-start text:id="IMark59460632" text:outline-level="2"/><text:span text:style-name="T13">Alpha </text:span><text:span text:style-name="T17">| </text:span><text:span text:style-name="T13">Milestone 2</text:span><text:span text:style-name="T61">2</text:span><text:span text:style-name="T13"> – Scene Graph</text:span><text:toc-mark-end text:id="IMark59460632"/></text:p>
      <text:p text:style-name="P41"/>
      <text:p text:style-name="P42">To optimise rendering, a scene graph will be used to cull primitives before they are sent down to the GPU. <text:s/>Any renderable objects will be a scene graph node.</text:p>
      <text:p text:style-name="P42"/>
      <text:p text:style-name="P33"><text:toc-mark-start text:id="IMark61628440" text:outline-level="2"/><text:span text:style-name="T54">Alpha | Milestone </text:span><text:span text:style-name="T58">2</text:span><text:span text:style-name="T61">3</text:span><text:span text:style-name="T54"> – </text:span><text:span text:style-name="T55">S</text:span><text:span text:style-name="T54">haders</text:span><text:toc-mark-end text:id="IMark61628440"/></text:p>
      <text:p text:style-name="P64"/>
      <text:p text:style-name="P60"><text:span text:style-name="T55">Various shaders will be applied to pretty-up the game. <text:s/>Screen-Space Ambient Occlusion, Radiosity, Depth of Field, </text:span><text:span text:style-name="T56">and Sub-Surface Scattering.</text:span></text:p>
      <text:p text:style-name="P101"/>
      <text:p text:style-name="P32"><text:toc-mark-start text:id="IMark62200808" text:outline-level="2"/>Alpha | Milestone <text:span text:style-name="T61">24</text:span> – Deferred Rendering<text:toc-mark-end text:id="IMark62200808"/></text:p>
      <text:p text:style-name="P44"/>
      <text:p text:style-name="P46">As an optional render path, deferred rendering will be used. <text:s/>It will be implemented on both the Pandora and Xbox as well.</text:p>
      <text:p text:style-name="P102"/>
      <text:p text:style-name="P30"><text:toc-mark-start text:id="IMark62200808" text:outline-level="2"/><text:span text:style-name="T34">Alpha | Milestone </text:span><text:span text:style-name="T61">25</text:span><text:span text:style-name="T34"> – IK System</text:span><text:toc-mark-end text:id="IMark62200808"/></text:p>
      <text:p text:style-name="P47"/>
      <text:p text:style-name="P50">Simple kinematic chain of joints, no constraints applied.</text:p>
      <text:p text:style-name="P50"/>
      <text:p text:style-name="P30"><text:toc-mark-start text:id="IMark61620760" text:outline-level="2"/><text:span text:style-name="T34">Alpha | Milestone </text:span><text:span text:style-name="T61">26</text:span><text:span text:style-name="T58"> </text:span><text:span text:style-name="T34">– Skeletal Animation</text:span><text:toc-mark-end text:id="IMark61620760"/></text:p>
      <text:p text:style-name="P47"/>
      <text:p text:style-name="P50">Using both forward and inverse kinematic joint-bone animation. <text:s/>Use quaternions to implement rotation of joints.</text:p>
      <text:p text:style-name="P49"/>
      <text:p text:style-name="P29"><text:toc-mark-start text:id="IMark61614584" text:outline-level="2"/><text:span text:style-name="T17">Alpha | Milestone </text:span><text:span text:style-name="T61">27</text:span><text:span text:style-name="T25"> – </text:span><text:span text:style-name="T24">C</text:span><text:span text:style-name="T17">ulling and Clipping Optimisations</text:span><text:toc-mark-end text:id="IMark61614584"/></text:p>
      <text:p text:style-name="P51"/>
      <text:p text:style-name="P39"><text:span text:style-name="T17">Standard culling such as </text:span><text:span text:style-name="T16">backface, </text:span><text:span text:style-name="T14">frustum and occlusion culling shall be implemented to aid further in preventing unnecessary primitives from being </text:span><text:span text:style-name="T15">rendered</text:span><text:span text:style-name="T14">.</text:span></text:p>
      <text:p text:style-name="P42"/>
      <text:p text:style-name="P33"><text:toc-mark-start text:id="IMark61628440" text:outline-level="2"/><text:span text:style-name="T41">Alpha | Milestone 2</text:span><text:span text:style-name="T61">8</text:span><text:span text:style-name="T41"> – Particle System</text:span><text:toc-mark-end text:id="IMark61628440"/></text:p>
      <text:p text:style-name="P43"/>
      <text:p text:style-name="P61">Billboarded textures that have a direction, velocity, time limit until it dies, and a maximum amount of particles present.</text:p>
      <text:p text:style-name="P33"><text:soft-page-break/><text:toc-mark-start text:id="IMark61628440" text:outline-level="2"/><text:span text:style-name="T44">Alpha | Milestone 2</text:span><text:span text:style-name="T61">9 </text:span><text:span text:style-name="T44">– Dismemberment</text:span><text:toc-mark-end text:id="IMark61628440"/></text:p>
      <text:p text:style-name="P43"/>
      <text:p text:style-name="P62">Allow for the player and zombies to be dismembered based on stresses from blunt-force injuries, bullet impacts, and reach limits being over the limit.</text:p>
      <text:p text:style-name="P42"/>
      <text:p text:style-name="P35"><text:toc-mark-start text:id="IMark62486520" text:outline-level="2"/><text:span text:style-name="T36">Alpha | Milestone </text:span><text:span text:style-name="T61">30</text:span><text:span text:style-name="T36"> – Shadows</text:span><text:toc-mark-end text:id="IMark62486520"/></text:p>
      <text:p text:style-name="P42"/>
      <text:p text:style-name="P52">Very simple shadow maps without any kind of filtering.</text:p>
      <text:p text:style-name="P63"/>
      <text:p text:style-name="P31"><text:toc-mark-start text:id="IMark61536744" text:outline-level="2"/><text:span text:style-name="T50">Alpha | Milestone </text:span><text:span text:style-name="T61">31</text:span><text:span text:style-name="T50"> – Ragdoll Physics</text:span><text:toc-mark-end text:id="IMark61536744"/></text:p>
      <text:p text:style-name="P42"/>
      <text:p text:style-name="P103">When the player dies or a zombie is killed, a ragdoll physics simulation will be imparted on the remains of the entity. <text:s/>Dismembered limbs will be simulated as w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officeooo:rsid="00081599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Header">
      <style:paragraph-properties fo:text-align="end" style:justify-single-word="false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MT1" style:family="text">
      <style:text-properties officeooo:rsid="00081599"/>
    </style:style>
    <style:style style:name="MT2" style:family="text">
      <style:text-properties officeooo:rsid="0018d83b"/>
    </style:style>
    <style:style style:name="MT3" style:family="text">
      <style:text-properties officeooo:rsid="006d8daa"/>
    </style:style>
    <style:style style:name="MT4" style:family="text">
      <style:text-properties officeooo:rsid="001ab5ef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/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<text:line-break/><text:span text:style-name="MT1">Dawn</text:span></text:p>
      </style:header>
      <style:header-left>
        <text:p text:style-name="MP4"><text:span text:style-name="MT1">ZED</text:span></text:p>
      </style:header-left>
      <style:footer>
        <text:p text:style-name="MP5"><draw:line text:anchor-type="paragraph" draw:z-index="5" draw:style-name="Mgr1" draw:text-style-name="MP6" svg:x1="6.6894in" svg:y1="0.1in" svg:x2="0.0138in" svg:y2="0.1in"><text:p/></draw:line></text:p>
        <text:p text:style-name="MP5"><text:span text:style-name="MT2">MB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3">ZED</text:p>
      </style:header>
      <style:header-left>
        <text:p text:style-name="MP7"><text:title>Dawn | Milestone Breakdown</text:title></text:p>
        <text:p text:style-name="MP7"><draw:line text:anchor-type="paragraph" draw:z-index="8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>
      <style:footer-left>
        <text:p text:style-name="MP8"><draw:line text:anchor-type="paragraph" draw:z-index="11" draw:style-name="Mgr3" draw:text-style-name="MP6" svg:x1="0.0063in" svg:y1="0.1in" svg:x2="6.6937in" svg:y2="0.1in"><text:p/></draw:line></text:p>
        <text:p text:style-name="MP8"><text:span text:style-name="MT2">MB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28in" svg:y1="0.0437in" svg:x2="6.6618in" svg:y2="0.0319in"><text:p/></draw:line></text:p>
      </style:header>
      <style:header-left>
        <text:p text:style-name="MP7"><text:title>Dawn | Milestone Breakdown</text:title></text:p>
        <text:p text:style-name="MP7"><draw:line text:anchor-type="paragraph" draw:z-index="1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2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>
      <style:footer-left>
        <text:p text:style-name="MP8"><draw:line text:anchor-type="paragraph" draw:z-index="14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10">Dawn</text:p>
      </style:header>
      <style:header-left>
        <text:p text:style-name="MP7"><text:title>Dawn | Milestone Breakdown</text:title></text:p>
        <text:p text:style-name="MP7"><draw:line text:anchor-type="paragraph" draw:z-index="17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6" draw:style-name="Mgr1" draw:text-style-name="MP6" svg:x1="6.6894in" svg:y1="0.1in" svg:x2="0.0047in" svg:y2="0.1161in"><text:p/></draw:line></text:p>
        <text:p text:style-name="MP5"><text:span text:style-name="MT2">MB</text:span>-<text:page-number style:num-format="1" text:select-page="current">1</text:page-number></text:p>
      </style:footer>
      <style:footer-left>
        <text:p text:style-name="MP8"><draw:line text:anchor-type="paragraph" draw:z-index="18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0" draw:style-name="Mgr2" draw:text-style-name="MP6" svg:x1="-0.0028in" svg:y1="0.0437in" svg:x2="6.6618in" svg:y2="0.0319in"><text:p/></draw:line></text:p>
      </style:header>
      <style:header-left>
        <text:p text:style-name="MP7"><text:title>Dawn | Milestone Breakdown</text:title></text:p>
        <text:p text:style-name="MP7"><draw:line text:anchor-type="paragraph" draw:z-index="2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2" draw:style-name="Mgr1" draw:text-style-name="MP6" svg:x1="6.6894in" svg:y1="0.1in" svg:x2="0.0047in" svg:y2="0.1161in"><text:p/></draw:line></text:p>
        <text:p text:style-name="MP5"><text:span text:style-name="MT3">MB</text:span>-<text:page-number style:num-format="1" text:select-page="current">5</text:page-number></text:p>
      </style:footer>
      <style:footer-left>
        <text:p text:style-name="MP8"><draw:line text:anchor-type="paragraph" draw:z-index="24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3">ZED</text:p>
      </style:header>
      <style:header-left>
        <text:p text:style-name="MP7"><text:title>Dawn | Milestone Breakdown</text:title></text:p>
        <text:p text:style-name="MP7"><draw:line text:anchor-type="paragraph" draw:z-index="27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5" draw:style-name="Mgr1" draw:text-style-name="MP6" svg:x1="6.6894in" svg:y1="0.1in" svg:x2="0.0047in" svg:y2="0.1161in"><text:p/></draw:line></text:p>
        <text:p text:style-name="MP5">EDD-<text:page-number style:num-format="1" text:select-page="current"/></text:p>
      </style:footer>
      <style:footer-left>
        <text:p text:style-name="MP8"><draw:line text:anchor-type="paragraph" draw:z-index="29" draw:style-name="Mgr3" draw:text-style-name="MP6" svg:x1="0.0063in" svg:y1="0.1in" svg:x2="6.6937in" svg:y2="0.1in"><text:p/></draw:line></text:p>
        <text:p text:style-name="MP8"><text:span text:style-name="MT4">MB</text:span>-<text:page-number style:num-format="1"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17:32:54.21</meta:creation-date>
    <meta:editing-duration>PT18H42M22S</meta:editing-duration>
    <meta:editing-cycles>102</meta:editing-cycles>
    <meta:generator>LibreOffice/3.6$Linux_X86_64 LibreOffice_project/360m1$Build-2</meta:generator>
    <dc:title>Dawn | Milestone Breakdown</dc:title>
    <dc:date>2012-12-01T16:15:14</dc:date>
    <meta:document-statistic meta:table-count="3" meta:image-count="0" meta:object-count="0" meta:page-count="13" meta:paragraph-count="208" meta:word-count="1509" meta:character-count="8588" meta:non-whitespace-character-count="7249"/>
    <meta:template xlink:type="simple" xlink:actuate="onRequest" xlink:title="Open Game Developers Documentation [Ver. 3]" xlink:href="../../../../../../../../C:/Users/Rico/AppData/Roaming/LibreOffice/3/user/template/Open%20Game%20Developers%20Documentation%20%5BVer.%203%5D.ott" meta:date="2012-10-29T17:32:53.67"/>
  </office:meta>
</office:document-meta>
</file>